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5cm"/>
      <style:paragraph-properties style:writing-mode="lr-tb"/>
    </style:style>
    <style:style style:name="gr4" style:family="graphic" style:parent-style-name="standard">
      <style:graphic-properties draw:stroke="none" svg:stroke-width="0.035cm" svg:stroke-color="#3465a4" draw:fill="solid" draw:fill-color="#729fcf" draw:opacity="0%" draw:textarea-horizontal-align="justify" draw:textarea-vertical-align="middle" draw:auto-grow-height="false" fo:min-height="2.882cm" fo:min-width="3.096cm" draw:shadow-opacity="0%"/>
    </style:style>
    <style:style style:name="gr5" style:family="graphic" style:parent-style-name="objectwithoutfill">
      <style:graphic-properties svg:stroke-width="0.035cm" draw:marker-start-width="0.352cm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="Arrow" draw:marker-start-width="0.352cm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9" style:family="graphic" style:parent-style-name="standard">
      <style:graphic-properties svg:stroke-width="0.028cm" draw:marker-start-width="0.247cm" draw:marker-end-width="0.247cm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svg:stroke-color="#3465a4" draw:marker-start-width="0.247cm" draw:marker-end-width="0.247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35cm" svg:stroke-color="#000000" draw:marker-start="Arrow" draw:marker-start-width="0.353cm" draw:marker-end-width="0.253cm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0.4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0.54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48cm"/>
      <style:paragraph-properties style:writing-mode="lr-tb"/>
    </style:style>
    <style:style style:name="gr29" style:family="graphic" style:parent-style-name="objectwithoutfill">
      <style:graphic-properties svg:stroke-width="0.028cm" svg:stroke-color="#3465a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22pt" style:font-size-asian="28pt" style:font-size-complex="28pt"/>
    </style:style>
    <style:style style:name="T4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18cm" svg:height="1.061cm" svg:x="1.8cm" svg:y="5.51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6cm" svg:height="0.924cm" svg:x="0.713cm" svg:y="5.482cm">
          <draw:text-box>
            <text:p><text:span text:style-name="T1">V</text:span><text:span text:style-name="T2">in</text:span></text:p>
          </draw:text-box>
        </draw:frame>
        <draw:frame draw:style-name="gr3" draw:text-style-name="P3" draw:layer="layout" svg:width="0.955cm" svg:height="1.119cm" svg:x="1.889cm" svg:y="5.494cm">
          <draw:text-box>
            <text:p><text:span text:style-name="T3">~</text:span></text:p>
          </draw:text-box>
        </draw:frame>
        <draw:g xml:id="id7" draw:id="id7">
          <draw:custom-shape draw:style-name="gr4" draw:text-style-name="P4" draw:layer="layout" svg:width="3.596cm" svg:height="3.132cm" draw:transform="skewX (0.00418879020478639) rotate (0.00401425727958696) translate (7.432cm 2.4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5" draw:text-style-name="P5" draw:layer="layout" svg:x1="8.331cm" svg:y1="3.233cm" svg:x2="8.331cm" svg:y2="4.756cm">
                <text:p/>
              </draw:line>
              <draw:line draw:style-name="gr5" draw:text-style-name="P5" draw:layer="layout" svg:x1="9.255cm" svg:y1="3.209cm" svg:x2="8.331cm" svg:y2="3.615cm">
                <text:p/>
              </draw:line>
              <draw:line draw:style-name="gr6" draw:text-style-name="P5" draw:layer="layout" svg:x1="9.255cm" svg:y1="4.765cm" svg:x2="8.331cm" svg:y2="4.367cm">
                <text:p/>
              </draw:line>
              <draw:line draw:style-name="gr5" draw:text-style-name="P5" draw:layer="layout" svg:x1="9.23cm" svg:y1="2.447cm" svg:x2="9.23cm" svg:y2="3.209cm">
                <text:p/>
              </draw:line>
              <draw:line draw:style-name="gr5" draw:text-style-name="P5" draw:layer="layout" svg:x1="9.23cm" svg:y1="4.756cm" svg:x2="9.23cm" svg:y2="5.518cm">
                <text:p/>
              </draw:line>
              <draw:line draw:style-name="gr5" draw:text-style-name="P5" draw:layer="layout" svg:x1="7.432cm" svg:y1="4.018cm" svg:x2="8.306cm" svg:y2="4.014cm">
                <text:p/>
              </draw:line>
            </draw:g>
          </draw:g>
        </draw:g>
        <draw:g xml:id="id2" draw:id="id2">
          <draw:line draw:style-name="gr7" draw:text-style-name="P5" draw:layer="layout" svg:x1="4.217cm" svg:y1="3.957cm" svg:x2="4.123cm" svg:y2="4.28cm">
            <text:p/>
          </draw:line>
          <draw:line draw:style-name="gr7" draw:text-style-name="P5" draw:layer="layout" svg:x1="3.925cm" svg:y1="3.641cm" svg:x2="4.125cm" svg:y2="4.279cm">
            <text:p/>
          </draw:line>
          <draw:line draw:style-name="gr7" draw:text-style-name="P5" draw:layer="layout" svg:x1="3.534cm" svg:y1="3.622cm" svg:x2="3.336cm" svg:y2="4.279cm">
            <text:p/>
          </draw:line>
          <draw:line draw:style-name="gr7" draw:text-style-name="P5" draw:layer="layout" svg:x1="3.934cm" svg:y1="3.625cm" svg:x2="3.736cm" svg:y2="4.282cm">
            <text:p/>
          </draw:line>
          <draw:line draw:style-name="gr7" draw:text-style-name="P5" draw:layer="layout" svg:x1="3.526cm" svg:y1="3.627cm" svg:x2="3.726cm" svg:y2="4.265cm">
            <text:p/>
          </draw:line>
          <draw:line draw:style-name="gr7" draw:text-style-name="P5" draw:layer="layout" svg:x1="3.131cm" svg:y1="3.645cm" svg:x2="3.331cm" svg:y2="4.283cm">
            <text:p/>
          </draw:line>
          <draw:line draw:style-name="gr7" draw:text-style-name="P5" draw:layer="layout" svg:x1="3.134cm" svg:y1="3.676cm" svg:x2="3.04cm" svg:y2="3.999cm">
            <text:p/>
          </draw:line>
        </draw:g>
        <draw:g xml:id="id3" draw:id="id3">
          <draw:line draw:style-name="gr8" draw:text-style-name="P5" draw:layer="layout" svg:x1="5.569cm" svg:y1="4.614cm" svg:x2="5.569cm" svg:y2="3.313cm">
            <text:p/>
          </draw:line>
          <draw:line draw:style-name="gr8" draw:text-style-name="P5" draw:layer="layout" svg:x1="5.569cm" svg:y1="4.614cm" svg:x2="5.569cm" svg:y2="3.313cm">
            <text:p/>
          </draw:line>
          <draw:line draw:style-name="gr8" draw:text-style-name="P5" draw:layer="layout" svg:x1="5.921cm" svg:y1="4.614cm" svg:x2="5.921cm" svg:y2="3.313cm">
            <text:p/>
          </draw:line>
          <draw:line draw:style-name="gr8" draw:text-style-name="P5" draw:layer="layout" svg:x1="6.399cm" svg:y1="3.973cm" svg:x2="5.92cm" svg:y2="3.963cm">
            <text:p/>
          </draw:line>
          <draw:line draw:style-name="gr8" draw:text-style-name="P5" draw:layer="layout" svg:x1="5.576cm" svg:y1="3.973cm" svg:x2="5.097cm" svg:y2="3.963cm">
            <text:p/>
          </draw:line>
        </draw:g>
        <draw:connector draw:style-name="gr9" draw:text-style-name="P6" draw:layer="layout" svg:x1="2.359cm" svg:y1="5.511cm" svg:x2="3.04cm" svg:y2="3.952cm" draw:start-shape="id1" draw:start-glue-point="4" draw:end-shape="id2" draw:end-glue-point="3" svg:d="M2359 5511v-1559h681" svg:viewBox="0 0 682 1560">
          <text:p/>
        </draw:connector>
        <draw:connector draw:style-name="gr10" draw:text-style-name="P5" draw:layer="layout" draw:type="line" svg:x1="4.217cm" svg:y1="3.952cm" svg:x2="5.097cm" svg:y2="3.963cm" draw:start-shape="id2" draw:start-glue-point="1" draw:end-shape="id3" draw:end-glue-point="3" svg:d="M4217 3952l880 11" svg:viewBox="0 0 881 12">
          <text:p/>
        </draw:connector>
        <draw:connector draw:style-name="gr10" draw:text-style-name="P5" draw:layer="layout" draw:type="line" svg:x1="6.39cm" svg:y1="3.977cm" svg:x2="7.449cm" svg:y2="4.009cm" svg:d="M6390 3977l1059 32" svg:viewBox="0 0 1060 33">
          <text:p/>
        </draw:connector>
        <draw:g xml:id="id4" draw:id="id4">
          <draw:line draw:style-name="gr8" draw:text-style-name="P5" draw:layer="layout" svg:x1="9.245cm" svg:y1="1.768cm" svg:x2="8.924cm" svg:y2="1.668cm">
            <text:p/>
          </draw:line>
          <draw:line draw:style-name="gr8" draw:text-style-name="P5" draw:layer="layout" svg:x1="9.566cm" svg:y1="1.48cm" svg:x2="8.925cm" svg:y2="1.669cm">
            <text:p/>
          </draw:line>
          <draw:line draw:style-name="gr8" draw:text-style-name="P5" draw:layer="layout" svg:x1="9.591cm" svg:y1="1.089cm" svg:x2="8.938cm" svg:y2="0.88cm">
            <text:p/>
          </draw:line>
          <draw:line draw:style-name="gr8" draw:text-style-name="P5" draw:layer="layout" svg:x1="9.582cm" svg:y1="1.489cm" svg:x2="8.929cm" svg:y2="1.28cm">
            <text:p/>
          </draw:line>
          <draw:line draw:style-name="gr8" draw:text-style-name="P5" draw:layer="layout" svg:x1="9.587cm" svg:y1="1.082cm" svg:x2="8.946cm" svg:y2="1.271cm">
            <text:p/>
          </draw:line>
          <draw:line draw:style-name="gr8" draw:text-style-name="P5" draw:layer="layout" svg:x1="9.575cm" svg:y1="0.686cm" svg:x2="8.934cm" svg:y2="0.875cm">
            <text:p/>
          </draw:line>
          <draw:line draw:style-name="gr8" draw:text-style-name="P5" draw:layer="layout" svg:x1="9.544cm" svg:y1="0.689cm" svg:x2="9.223cm" svg:y2="0.589cm">
            <text:p/>
          </draw:line>
        </draw:g>
        <draw:connector draw:style-name="gr11" draw:text-style-name="P5" draw:layer="layout" draw:type="line" svg:x1="10.635cm" svg:y1="4.063cm" svg:x2="10.669cm" svg:y2="4.063cm" svg:d="M10635 4063h34" svg:viewBox="0 0 35 1">
          <text:p/>
        </draw:connector>
        <draw:connector draw:style-name="gr11" draw:text-style-name="P5" draw:layer="layout" draw:type="line" svg:x1="9.257cm" svg:y1="0.589cm" svg:x2="9.257cm" svg:y2="0.589cm" draw:start-shape="id4" draw:end-shape="id4" svg:d="M9257 589z" svg:viewBox="0 0 1 1">
          <text:p/>
        </draw:connector>
        <draw:connector draw:style-name="gr11" draw:text-style-name="P5" draw:layer="layout" draw:type="line" svg:x1="9.257cm" svg:y1="0.589cm" svg:x2="9.257cm" svg:y2="0.589cm" draw:start-shape="id4" draw:start-glue-point="0" draw:end-shape="id4" draw:end-glue-point="0" svg:d="M9257 589z" svg:viewBox="0 0 1 1">
          <text:p/>
        </draw:connector>
        <draw:connector draw:style-name="gr11" draw:text-style-name="P5" xml:id="id11" draw:id="id11" draw:layer="layout" draw:type="line" svg:x1="9.257cm" svg:y1="0.589cm" svg:x2="9.257cm" svg:y2="0.589cm" draw:start-shape="id4" draw:end-shape="id4" svg:d="M9257 589z" svg:viewBox="0 0 1 1">
          <text:p/>
        </draw:connector>
        <draw:g xml:id="id5" draw:id="id5">
          <draw:line draw:style-name="gr8" draw:text-style-name="P5" draw:layer="layout" svg:x1="7.003cm" svg:y1="2.206cm" svg:x2="6.682cm" svg:y2="2.106cm">
            <text:p/>
          </draw:line>
          <draw:line draw:style-name="gr8" draw:text-style-name="P5" draw:layer="layout" svg:x1="7.349cm" svg:y1="1.527cm" svg:x2="6.696cm" svg:y2="1.318cm">
            <text:p/>
          </draw:line>
          <draw:line draw:style-name="gr8" draw:text-style-name="P5" draw:layer="layout" svg:x1="7.345cm" svg:y1="1.52cm" svg:x2="6.704cm" svg:y2="1.709cm">
            <text:p/>
          </draw:line>
          <draw:line draw:style-name="gr8" draw:text-style-name="P5" draw:layer="layout" svg:x1="7.333cm" svg:y1="1.124cm" svg:x2="6.692cm" svg:y2="1.313cm">
            <text:p/>
          </draw:line>
          <draw:line draw:style-name="gr8" draw:text-style-name="P5" draw:layer="layout" svg:x1="7.302cm" svg:y1="1.127cm" svg:x2="6.981cm" svg:y2="1.027cm">
            <text:p/>
          </draw:line>
        </draw:g>
        <draw:g xml:id="id6" draw:id="id6">
          <draw:line draw:style-name="gr8" draw:text-style-name="P5" draw:layer="layout" svg:x1="7.021cm" svg:y1="7.282cm" svg:x2="6.7cm" svg:y2="7.182cm">
            <text:p/>
          </draw:line>
          <draw:line draw:style-name="gr8" draw:text-style-name="P5" draw:layer="layout" svg:x1="7.342cm" svg:y1="6.994cm" svg:x2="6.701cm" svg:y2="7.183cm">
            <text:p/>
          </draw:line>
          <draw:line draw:style-name="gr8" draw:text-style-name="P5" draw:layer="layout" svg:x1="7.367cm" svg:y1="6.603cm" svg:x2="6.714cm" svg:y2="6.394cm">
            <text:p/>
          </draw:line>
          <draw:line draw:style-name="gr8" draw:text-style-name="P5" draw:layer="layout" svg:x1="7.358cm" svg:y1="7.003cm" svg:x2="6.705cm" svg:y2="6.794cm">
            <text:p/>
          </draw:line>
          <draw:line draw:style-name="gr8" draw:text-style-name="P5" draw:layer="layout" svg:x1="7.363cm" svg:y1="6.596cm" svg:x2="6.722cm" svg:y2="6.785cm">
            <text:p/>
          </draw:line>
          <draw:line draw:style-name="gr8" draw:text-style-name="P5" draw:layer="layout" svg:x1="7.351cm" svg:y1="6.2cm" svg:x2="6.71cm" svg:y2="6.389cm">
            <text:p/>
          </draw:line>
          <draw:line draw:style-name="gr8" draw:text-style-name="P5" draw:layer="layout" svg:x1="7.32cm" svg:y1="6.203cm" svg:x2="6.999cm" svg:y2="6.103cm">
            <text:p/>
          </draw:line>
        </draw:g>
        <draw:g xml:id="id8" draw:id="id8">
          <draw:line draw:style-name="gr8" draw:text-style-name="P5" draw:layer="layout" svg:x1="9.27cm" svg:y1="7.283cm" svg:x2="8.949cm" svg:y2="7.183cm">
            <text:p/>
          </draw:line>
          <draw:line draw:style-name="gr8" draw:text-style-name="P5" draw:layer="layout" svg:x1="9.591cm" svg:y1="6.995cm" svg:x2="8.95cm" svg:y2="7.184cm">
            <text:p/>
          </draw:line>
          <draw:line draw:style-name="gr8" draw:text-style-name="P5" draw:layer="layout" svg:x1="9.616cm" svg:y1="6.604cm" svg:x2="8.963cm" svg:y2="6.395cm">
            <text:p/>
          </draw:line>
          <draw:line draw:style-name="gr8" draw:text-style-name="P5" draw:layer="layout" svg:x1="9.607cm" svg:y1="7.004cm" svg:x2="8.954cm" svg:y2="6.795cm">
            <text:p/>
          </draw:line>
          <draw:line draw:style-name="gr8" draw:text-style-name="P5" draw:layer="layout" svg:x1="9.612cm" svg:y1="6.597cm" svg:x2="8.971cm" svg:y2="6.786cm">
            <text:p/>
          </draw:line>
          <draw:line draw:style-name="gr8" draw:text-style-name="P5" draw:layer="layout" svg:x1="9.6cm" svg:y1="6.201cm" svg:x2="8.959cm" svg:y2="6.39cm">
            <text:p/>
          </draw:line>
          <draw:line draw:style-name="gr8" draw:text-style-name="P5" draw:layer="layout" svg:x1="9.569cm" svg:y1="6.204cm" svg:x2="9.248cm" svg:y2="6.104cm">
            <text:p/>
          </draw:line>
        </draw:g>
        <draw:connector draw:style-name="gr10" draw:text-style-name="P5" draw:layer="layout" draw:type="line" svg:x1="7.015cm" svg:y1="2.206cm" svg:x2="7.033cm" svg:y2="6.103cm" draw:start-shape="id5" draw:start-glue-point="2" draw:end-shape="id6" draw:end-glue-point="0" svg:d="M7015 2206l18 3897" svg:viewBox="0 0 19 3898">
          <text:p/>
        </draw:connector>
        <draw:connector draw:style-name="gr12" draw:text-style-name="P5" xml:id="id14" draw:id="id14" draw:layer="layout" draw:type="line" svg:x1="9.257cm" svg:y1="1.768cm" svg:x2="9.23cm" svg:y2="2.397cm" draw:start-shape="id4" draw:start-glue-point="2" draw:end-shape="id7" draw:end-glue-point="0" svg:d="M9257 1768l-27 629" svg:viewBox="0 0 28 630">
          <text:p/>
        </draw:connector>
        <draw:connector draw:style-name="gr12" draw:text-style-name="P5" xml:id="id9" draw:id="id9" draw:layer="layout" draw:type="line" svg:x1="9.282cm" svg:y1="6.104cm" svg:x2="9.23cm" svg:y2="5.544cm" draw:start-shape="id8" draw:start-glue-point="0" draw:end-shape="id7" draw:end-glue-point="2" svg:d="M9282 6104l-52-560" svg:viewBox="0 0 53 561">
          <text:p/>
        </draw:connector>
        <draw:g xml:id="id10" draw:id="id10">
          <draw:line draw:style-name="gr8" draw:text-style-name="P5" draw:layer="layout" svg:x1="10.439cm" svg:y1="6.535cm" svg:x2="11.74cm" svg:y2="6.546cm">
            <text:p/>
          </draw:line>
          <draw:line draw:style-name="gr8" draw:text-style-name="P5" draw:layer="layout" svg:x1="10.439cm" svg:y1="6.535cm" svg:x2="11.74cm" svg:y2="6.546cm">
            <text:p/>
          </draw:line>
          <draw:line draw:style-name="gr8" draw:text-style-name="P5" draw:layer="layout" svg:x1="10.437cm" svg:y1="6.879cm" svg:x2="11.738cm" svg:y2="6.89cm">
            <text:p/>
          </draw:line>
          <draw:line draw:style-name="gr8" draw:text-style-name="P5" draw:layer="layout" svg:x1="11.074cm" svg:y1="7.35cm" svg:x2="11.088cm" svg:y2="6.883cm">
            <text:p/>
          </draw:line>
          <draw:line draw:style-name="gr8" draw:text-style-name="P5" draw:layer="layout" svg:x1="11.08cm" svg:y1="6.547cm" svg:x2="11.094cm" svg:y2="6.08cm">
            <text:p/>
          </draw:line>
        </draw:g>
        <draw:connector draw:style-name="gr9" draw:text-style-name="P6" draw:layer="layout" draw:line-skew="0.813cm" svg:x1="9.256cm" svg:y1="5.824cm" svg:x2="11.088cm" svg:y2="6.08cm" draw:start-shape="id9" draw:start-glue-point="0" draw:end-shape="id10" draw:end-glue-point="0" svg:d="M9256 5824v8h1832v248" svg:viewBox="0 0 1833 257">
          <text:p/>
        </draw:connector>
        <draw:custom-shape draw:style-name="gr1" draw:text-style-name="P1" xml:id="id13" draw:id="id13" draw:layer="layout" svg:width="1.118cm" svg:height="1.061cm" svg:x="19.852cm" svg:y="3.422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12" draw:id="id12" draw:layer="layout" draw:line-skew="0.194cm" svg:x1="7.015cm" svg:y1="1.027cm" svg:x2="9.257cm" svg:y2="0.589cm" draw:start-shape="id5" draw:start-glue-point="0" draw:end-shape="id11" draw:end-glue-point="0" svg:d="M7015 1027v-745h2242v307" svg:viewBox="0 0 2243 746">
          <text:p/>
        </draw:connector>
        <draw:connector draw:style-name="gr9" draw:text-style-name="P6" draw:layer="layout" draw:line-skew="0.525cm" svg:x1="8.132cm" svg:y1="0.276cm" svg:x2="20.411cm" svg:y2="3.422cm" draw:start-shape="id12" draw:start-glue-point="0" draw:end-shape="id13" draw:end-glue-point="4" svg:d="M8132 276v11h12279v3135" svg:viewBox="0 0 12280 3147">
          <text:p/>
        </draw:connector>
        <draw:line draw:style-name="gr13" draw:text-style-name="P5" xml:id="id15" draw:id="id15" draw:layer="layout" svg:x1="12.066cm" svg:y1="5.554cm" svg:x2="12.817cm" svg:y2="5.554cm">
          <text:p/>
        </draw:line>
        <draw:line draw:style-name="gr13" draw:text-style-name="P5" draw:layer="layout" svg:x1="12.854cm" svg:y1="4.691cm" svg:x2="12.892cm" svg:y2="6.53cm">
          <text:p/>
        </draw:line>
        <draw:line draw:style-name="gr13" draw:text-style-name="P5" draw:layer="layout" svg:x1="12.892cm" svg:y1="6.042cm" svg:x2="13.942cm" svg:y2="6.38cm">
          <text:p/>
        </draw:line>
        <draw:line draw:style-name="gr14" draw:text-style-name="P5" xml:id="id18" draw:id="id18" draw:layer="layout" svg:x1="13.943cm" svg:y1="6.342cm" svg:x2="13.943cm" svg:y2="7.017cm">
          <text:p/>
        </draw:line>
        <draw:line draw:style-name="gr15" draw:text-style-name="P6" draw:layer="layout" svg:x1="12.891cm" svg:y1="5.254cm" svg:x2="13.905cm" svg:y2="4.729cm">
          <text:p/>
        </draw:line>
        <draw:line draw:style-name="gr13" draw:text-style-name="P5" xml:id="id17" draw:id="id17" draw:layer="layout" svg:x1="13.867cm" svg:y1="4.803cm" svg:x2="13.867cm" svg:y2="4.09cm">
          <text:p/>
        </draw:line>
        <draw:connector draw:style-name="gr9" draw:text-style-name="P6" draw:layer="layout" draw:line-skew="-1.731cm" svg:x1="9.243cm" svg:y1="2.082cm" svg:x2="12.066cm" svg:y2="5.554cm" draw:start-shape="id14" draw:start-glue-point="0" draw:end-shape="id15" draw:end-glue-point="3" svg:d="M9243 2082v166h2823v3306" svg:viewBox="0 0 2824 3473">
          <text:p/>
        </draw:connector>
        <draw:g xml:id="id16" draw:id="id16">
          <draw:line draw:style-name="gr16" draw:text-style-name="P5" draw:layer="layout" svg:x1="13.862cm" svg:y1="2.106cm" svg:x2="13.541cm" svg:y2="2.006cm">
            <text:p/>
          </draw:line>
          <draw:line draw:style-name="gr16" draw:text-style-name="P5" draw:layer="layout" svg:x1="14.183cm" svg:y1="1.818cm" svg:x2="13.542cm" svg:y2="2.007cm">
            <text:p/>
          </draw:line>
          <draw:line draw:style-name="gr16" draw:text-style-name="P5" draw:layer="layout" svg:x1="14.208cm" svg:y1="1.427cm" svg:x2="13.555cm" svg:y2="1.218cm">
            <text:p/>
          </draw:line>
          <draw:line draw:style-name="gr16" draw:text-style-name="P5" draw:layer="layout" svg:x1="14.199cm" svg:y1="1.827cm" svg:x2="13.546cm" svg:y2="1.618cm">
            <text:p/>
          </draw:line>
          <draw:line draw:style-name="gr16" draw:text-style-name="P5" draw:layer="layout" svg:x1="14.204cm" svg:y1="1.42cm" svg:x2="13.563cm" svg:y2="1.609cm">
            <text:p/>
          </draw:line>
          <draw:line draw:style-name="gr16" draw:text-style-name="P5" draw:layer="layout" svg:x1="14.192cm" svg:y1="1.024cm" svg:x2="13.551cm" svg:y2="1.213cm">
            <text:p/>
          </draw:line>
          <draw:line draw:style-name="gr16" draw:text-style-name="P5" draw:layer="layout" svg:x1="14.161cm" svg:y1="1.027cm" svg:x2="13.84cm" svg:y2="0.927cm">
            <text:p/>
          </draw:line>
        </draw:g>
        <draw:connector draw:style-name="gr10" draw:text-style-name="P5" xml:id="id19" draw:id="id19" draw:layer="layout" draw:type="line" svg:x1="13.874cm" svg:y1="2.106cm" svg:x2="13.867cm" svg:y2="4.09cm" draw:start-shape="id16" draw:start-glue-point="2" draw:end-shape="id17" draw:end-glue-point="0" svg:d="M13874 2106l-7 1984" svg:viewBox="0 0 8 1985">
          <text:p/>
        </draw:connector>
        <draw:connector draw:style-name="gr10" draw:text-style-name="P5" draw:layer="layout" draw:type="line" svg:x1="13.874cm" svg:y1="0.927cm" svg:x2="13.867cm" svg:y2="0.225cm" draw:start-shape="id16" draw:start-glue-point="0" svg:d="M13874 927l-7-702" svg:viewBox="0 0 8 703">
          <text:p/>
        </draw:connector>
        <draw:connector draw:style-name="gr10" draw:text-style-name="P5" draw:layer="layout" draw:type="line" svg:x1="13.943cm" svg:y1="7.017cm" svg:x2="13.942cm" svg:y2="8.031cm" draw:start-shape="id18" draw:start-glue-point="2" svg:d="M13943 7017l-1 1014" svg:viewBox="0 0 2 1015">
          <text:p/>
        </draw:connector>
        <draw:g xml:id="id20" draw:id="id20">
          <draw:line draw:style-name="gr8" draw:text-style-name="P5" draw:layer="layout" svg:x1="15.69cm" svg:y1="3.752cm" svg:x2="15.69cm" svg:y2="2.451cm">
            <text:p/>
          </draw:line>
          <draw:line draw:style-name="gr8" draw:text-style-name="P5" draw:layer="layout" svg:x1="15.69cm" svg:y1="3.752cm" svg:x2="15.69cm" svg:y2="2.451cm">
            <text:p/>
          </draw:line>
          <draw:line draw:style-name="gr8" draw:text-style-name="P5" draw:layer="layout" svg:x1="16.034cm" svg:y1="3.752cm" svg:x2="16.034cm" svg:y2="2.451cm">
            <text:p/>
          </draw:line>
          <draw:line draw:style-name="gr8" draw:text-style-name="P5" draw:layer="layout" svg:x1="16.5cm" svg:y1="3.111cm" svg:x2="16.033cm" svg:y2="3.101cm">
            <text:p/>
          </draw:line>
          <draw:line draw:style-name="gr8" draw:text-style-name="P5" draw:layer="layout" svg:x1="15.697cm" svg:y1="3.111cm" svg:x2="15.23cm" svg:y2="3.101cm">
            <text:p/>
          </draw:line>
        </draw:g>
        <draw:connector draw:style-name="gr10" draw:text-style-name="P5" draw:layer="layout" draw:type="line" svg:x1="13.87cm" svg:y1="3.098cm" svg:x2="15.23cm" svg:y2="3.101cm" draw:start-shape="id19" draw:start-glue-point="0" draw:end-shape="id20" draw:end-glue-point="3" svg:d="M13870 3098l1360 3" svg:viewBox="0 0 1361 4">
          <text:p/>
        </draw:connector>
        <draw:g xml:id="id21" draw:id="id21">
          <draw:line draw:style-name="gr7" draw:text-style-name="P5" draw:layer="layout" svg:x1="17.916cm" svg:y1="6.198cm" svg:x2="17.595cm" svg:y2="6.098cm">
            <text:p/>
          </draw:line>
          <draw:line draw:style-name="gr7" draw:text-style-name="P5" draw:layer="layout" svg:x1="18.237cm" svg:y1="5.91cm" svg:x2="17.596cm" svg:y2="6.099cm">
            <text:p/>
          </draw:line>
          <draw:line draw:style-name="gr7" draw:text-style-name="P5" draw:layer="layout" svg:x1="18.262cm" svg:y1="5.519cm" svg:x2="17.609cm" svg:y2="5.31cm">
            <text:p/>
          </draw:line>
          <draw:line draw:style-name="gr7" draw:text-style-name="P5" draw:layer="layout" svg:x1="18.253cm" svg:y1="5.919cm" svg:x2="17.6cm" svg:y2="5.71cm">
            <text:p/>
          </draw:line>
          <draw:line draw:style-name="gr7" draw:text-style-name="P5" draw:layer="layout" svg:x1="18.258cm" svg:y1="5.512cm" svg:x2="17.617cm" svg:y2="5.701cm">
            <text:p/>
          </draw:line>
          <draw:line draw:style-name="gr7" draw:text-style-name="P5" draw:layer="layout" svg:x1="18.246cm" svg:y1="5.116cm" svg:x2="17.605cm" svg:y2="5.305cm">
            <text:p/>
          </draw:line>
          <draw:line draw:style-name="gr7" draw:text-style-name="P5" draw:layer="layout" svg:x1="18.215cm" svg:y1="5.119cm" svg:x2="17.894cm" svg:y2="5.019cm">
            <text:p/>
          </draw:line>
        </draw:g>
        <draw:connector draw:style-name="gr9" draw:text-style-name="P6" draw:layer="layout" svg:x1="16.5cm" svg:y1="3.101cm" svg:x2="17.928cm" svg:y2="5.019cm" draw:start-shape="id20" draw:start-glue-point="1" draw:end-shape="id21" draw:end-glue-point="0" svg:d="M16500 3101h1428v1918" svg:viewBox="0 0 1429 1919">
          <text:p/>
        </draw:connector>
        <draw:connector draw:style-name="gr10" draw:text-style-name="P5" draw:layer="layout" draw:type="line" svg:x1="17.928cm" svg:y1="6.198cm" svg:x2="17.92cm" svg:y2="8.031cm" draw:start-shape="id21" draw:start-glue-point="2" svg:d="M17928 6198l-8 1833" svg:viewBox="0 0 9 1834">
          <text:p/>
        </draw:connector>
        <draw:frame draw:style-name="gr17" draw:text-style-name="P2" draw:layer="layout" svg:width="1.082cm" svg:height="0.924cm" svg:x="3.064cm" svg:y="2.659cm">
          <draw:text-box>
            <text:p><text:span text:style-name="T1">R</text:span><text:span text:style-name="T2">i</text:span><text:span text:style-name="T2">n</text:span></text:p>
          </draw:text-box>
        </draw:frame>
        <draw:frame draw:style-name="gr17" draw:text-style-name="P2" draw:layer="layout" svg:width="1.082cm" svg:height="0.924cm" svg:x="5.803cm" svg:y="2.759cm">
          <draw:text-box>
            <text:p><text:span text:style-name="T1">C</text:span><text:span text:style-name="T2">i</text:span></text:p>
          </draw:text-box>
        </draw:frame>
        <draw:frame draw:style-name="gr18" draw:text-style-name="P2" draw:layer="layout" svg:width="1.019cm" svg:height="0.924cm" svg:x="5.59cm" svg:y="1.228cm">
          <draw:text-box>
            <text:p><text:span text:style-name="T1">R</text:span><text:span text:style-name="T2">1</text:span></text:p>
          </draw:text-box>
        </draw:frame>
        <draw:frame draw:style-name="gr19" draw:text-style-name="P2" draw:layer="layout" svg:width="1.002cm" svg:height="0.924cm" svg:x="7.984cm" svg:y="0.679cm">
          <draw:text-box>
            <text:p><text:span text:style-name="T1">R</text:span><text:span text:style-name="T2">c</text:span></text:p>
          </draw:text-box>
        </draw:frame>
        <draw:frame draw:style-name="gr20" draw:text-style-name="P2" draw:layer="layout" svg:width="1.26cm" svg:height="0.924cm" svg:x="12.409cm" svg:y="1.019cm">
          <draw:text-box>
            <text:p><text:span text:style-name="T1">R</text:span><text:span text:style-name="T2">o</text:span><text:span text:style-name="T2">u</text:span><text:span text:style-name="T2">t</text:span></text:p>
          </draw:text-box>
        </draw:frame>
        <draw:frame draw:style-name="gr18" draw:text-style-name="P2" draw:layer="layout" svg:width="1.019cm" svg:height="0.924cm" svg:x="5.696cm" svg:y="6.28cm">
          <draw:text-box>
            <text:p><text:span text:style-name="T1">R</text:span><text:span text:style-name="T2">2</text:span></text:p>
          </draw:text-box>
        </draw:frame>
        <draw:frame draw:style-name="gr21" draw:text-style-name="P2" draw:layer="layout" svg:width="1.162cm" svg:height="1.479cm" svg:x="7.91cm" svg:y="6.236cm">
          <draw:text-box>
            <text:p><text:span text:style-name="T1">R</text:span><text:span text:style-name="T2">E</text:span></text:p>
          </draw:text-box>
        </draw:frame>
        <draw:frame draw:style-name="gr18" draw:text-style-name="P2" draw:layer="layout" svg:width="1.019cm" svg:height="0.924cm" svg:x="9.803cm" svg:y="6.889cm">
          <draw:text-box>
            <text:p><text:span text:style-name="T1">C</text:span><text:span text:style-name="T2">b</text:span></text:p>
          </draw:text-box>
        </draw:frame>
        <draw:frame draw:style-name="gr18" draw:text-style-name="P2" draw:layer="layout" svg:width="1.019cm" svg:height="0.924cm" svg:x="16.494cm" svg:y="5.197cm">
          <draw:text-box>
            <text:p><text:span text:style-name="T1">R</text:span><text:span text:style-name="T2">L</text:span></text:p>
          </draw:text-box>
        </draw:frame>
        <draw:frame draw:style-name="gr18" draw:text-style-name="P2" draw:layer="layout" svg:width="1.019cm" svg:height="0.924cm" svg:x="16.154cm" svg:y="2.102cm">
          <draw:text-box>
            <text:p><text:span text:style-name="T1">C</text:span><text:span text:style-name="T2">o</text:span></text:p>
          </draw:text-box>
        </draw:frame>
        <draw:frame draw:style-name="gr22" draw:text-style-name="P2" draw:layer="layout" svg:width="1.12cm" svg:height="0.924cm" svg:x="20.931cm" svg:y="4.18cm">
          <draw:text-box>
            <text:p><text:span text:style-name="T1">V</text:span><text:span text:style-name="T2">cc</text:span></text:p>
          </draw:text-box>
        </draw:frame>
        <draw:custom-shape draw:style-name="gr23" draw:text-style-name="P6" draw:layer="layout" svg:width="0.17cm" svg:height="0.152cm" svg:x="9.177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0.955cm" svg:height="4.691cm" svg:x="18.186cm" svg:y="3.318cm">
          <draw:text-box>
            <text:p text:style-name="P7"><text:span text:style-name="T4">+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>_</text:span></text:p>
            <text:p text:style-name="P7"><text:span text:style-name="T4"/></text:p>
          </draw:text-box>
        </draw:frame>
        <draw:frame draw:style-name="gr25" draw:text-style-name="P2" draw:layer="layout" svg:width="1.234cm" svg:height="0.924cm" svg:x="18.545cm" svg:y="5.124cm">
          <draw:text-box>
            <text:p><text:span text:style-name="T1">V</text:span><text:span text:style-name="T2">o</text:span><text:span text:style-name="T2">ut</text:span></text:p>
          </draw:text-box>
        </draw:frame>
        <draw:custom-shape draw:style-name="gr23" draw:text-style-name="P6" draw:layer="layout" svg:width="0.17cm" svg:height="0.152cm" svg:x="9.178cm" svg:y="5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" draw:layer="layout" svg:width="1.048cm" svg:height="0.924cm" svg:x="9.248cm" svg:y="4.861cm">
          <draw:text-box>
            <text:p><text:span text:style-name="T2">emit</text:span></text:p>
          </draw:text-box>
        </draw:frame>
        <draw:frame draw:style-name="gr18" draw:text-style-name="P2" draw:layer="layout" svg:width="1.019cm" svg:height="0.924cm" svg:x="1.692cm" svg:y="3.027cm">
          <draw:text-box>
            <text:p><text:span text:style-name="T2">in</text:span></text:p>
          </draw:text-box>
        </draw:frame>
        <draw:frame draw:style-name="gr18" draw:text-style-name="P2" draw:layer="layout" svg:width="1.019cm" svg:height="0.924cm" svg:x="4.089cm" svg:y="2.939cm">
          <draw:text-box>
            <text:p><text:span text:style-name="T2">in2</text:span></text:p>
          </draw:text-box>
        </draw:frame>
        <draw:frame draw:style-name="gr18" draw:text-style-name="P2" draw:layer="layout" svg:width="1.019cm" svg:height="0.924cm" svg:x="9.211cm" svg:y="1.894cm">
          <draw:text-box>
            <text:p><text:span text:style-name="T2">coll</text:span></text:p>
          </draw:text-box>
        </draw:frame>
        <draw:frame draw:style-name="gr27" draw:text-style-name="P2" draw:layer="layout" svg:width="1.209cm" svg:height="0.924cm" svg:x="12.725cm" svg:y="2.441cm">
          <draw:text-box>
            <text:p><text:span text:style-name="T2">emit2</text:span></text:p>
          </draw:text-box>
        </draw:frame>
        <draw:custom-shape draw:style-name="gr23" draw:text-style-name="P6" draw:layer="layout" svg:width="0.17cm" svg:height="0.152cm" svg:x="13.791cm" svg:y="3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019cm" svg:height="0.924cm" svg:x="17.695cm" svg:y="2.037cm">
          <draw:text-box>
            <text:p><text:span text:style-name="T2">out</text:span></text:p>
          </draw:text-box>
        </draw:frame>
        <draw:g>
          <draw:line draw:style-name="gr8" draw:text-style-name="P5" draw:layer="layout" svg:x1="12.333cm" svg:y1="8.384cm" svg:x2="11.094cm" svg:y2="8.392cm">
            <text:p/>
          </draw:line>
          <draw:line draw:style-name="gr8" draw:text-style-name="P5" draw:layer="layout" svg:x1="12.334cm" svg:y1="8.379cm" svg:x2="11.095cm" svg:y2="8.387cm">
            <text:p/>
          </draw:line>
          <draw:line draw:style-name="gr8" draw:text-style-name="P5" draw:layer="layout" svg:x1="11.432cm" svg:y1="8.561cm" svg:x2="12.048cm" svg:y2="8.561cm">
            <text:p/>
          </draw:line>
          <draw:line draw:style-name="gr8" draw:text-style-name="P5" draw:layer="layout" svg:x1="11.599cm" svg:y1="8.713cm" svg:x2="11.895cm" svg:y2="8.713cm">
            <text:p/>
          </draw:line>
          <draw:line draw:style-name="gr8" draw:text-style-name="P5" draw:layer="layout" svg:x1="11.73cm" svg:y1="8.373cm" svg:x2="11.735cm" svg:y2="7.981cm">
            <text:p/>
          </draw:line>
        </draw:g>
        <draw:frame draw:style-name="gr28" draw:text-style-name="P2" draw:layer="layout" svg:width="1.129cm" svg:height="0.924cm" svg:x="7.11cm" svg:y="3.031cm">
          <draw:text-box>
            <text:p><text:span text:style-name="T2">base</text:span></text:p>
          </draw:text-box>
        </draw:frame>
        <draw:frame draw:style-name="gr28" draw:text-style-name="P2" draw:layer="layout" svg:width="1.048cm" svg:height="0.924cm" svg:x="8.807cm" svg:y="3.518cm">
          <draw:text-box>
            <text:p><text:span text:style-name="T2">npn</text:span></text:p>
          </draw:text-box>
        </draw:frame>
        <draw:frame draw:style-name="gr28" draw:text-style-name="P2" draw:layer="layout" svg:width="1.048cm" svg:height="0.924cm" svg:x="13.118cm" svg:y="5.09cm">
          <draw:text-box>
            <text:p><text:span text:style-name="T2">pnp</text:span></text:p>
          </draw:text-box>
        </draw:frame>
        <draw:line draw:style-name="gr29" draw:text-style-name="P5" draw:layer="layout" svg:x1="2.336cm" svg:y1="6.567cm" svg:x2="2.336cm" svg:y2="8.06cm">
          <text:p/>
        </draw:line>
        <draw:line draw:style-name="gr29" draw:text-style-name="P5" draw:layer="layout" svg:x1="7.021cm" svg:y1="7.361cm" svg:x2="7.021cm" svg:y2="8.032cm">
          <text:p/>
        </draw:line>
        <draw:line draw:style-name="gr29" draw:text-style-name="P5" draw:layer="layout" svg:x1="9.26cm" svg:y1="7.342cm" svg:x2="9.26cm" svg:y2="8.051cm">
          <text:p/>
        </draw:line>
        <draw:line draw:style-name="gr29" draw:text-style-name="P5" draw:layer="layout" svg:x1="13.966cm" svg:y1="8.032cm" svg:x2="2.331cm" svg:y2="8.04cm">
          <text:p/>
        </draw:line>
        <draw:line draw:style-name="gr29" draw:text-style-name="P5" draw:layer="layout" svg:x1="19.267cm" svg:y1="7.994cm" svg:x2="13.937cm" svg:y2="8.032cm">
          <text:p/>
        </draw:line>
        <draw:connector draw:style-name="gr10" draw:text-style-name="P5" draw:layer="layout" draw:type="line" svg:x1="11.088cm" svg:y1="7.35cm" svg:x2="11.09cm" svg:y2="8.021cm" draw:start-shape="id10" draw:start-glue-point="2" svg:d="M11088 7350l2 671" svg:viewBox="0 0 3 672">
          <text:p/>
        </draw:connector>
        <draw:connector draw:style-name="gr10" draw:text-style-name="P5" draw:layer="layout" draw:type="line" svg:x1="20.402cm" svg:y1="4.503cm" svg:x2="20.446cm" svg:y2="8.041cm" svg:d="M20402 4503l44 3538" svg:viewBox="0 0 45 3539">
          <text:p/>
        </draw:connector>
        <draw:g>
          <draw:line draw:style-name="gr8" draw:text-style-name="P5" draw:layer="layout" svg:x1="7.008cm" svg:y1="2.205cm" svg:x2="6.687cm" svg:y2="2.105cm">
            <text:p/>
          </draw:line>
          <draw:line draw:style-name="gr8" draw:text-style-name="P5" draw:layer="layout" svg:x1="7.329cm" svg:y1="1.917cm" svg:x2="6.688cm" svg:y2="2.106cm">
            <text:p/>
          </draw:line>
          <draw:line draw:style-name="gr8" draw:text-style-name="P5" draw:layer="layout" svg:x1="7.354cm" svg:y1="1.526cm" svg:x2="6.701cm" svg:y2="1.317cm">
            <text:p/>
          </draw:line>
          <draw:line draw:style-name="gr8" draw:text-style-name="P5" draw:layer="layout" svg:x1="7.345cm" svg:y1="1.926cm" svg:x2="6.692cm" svg:y2="1.717cm">
            <text:p/>
          </draw:line>
          <draw:line draw:style-name="gr8" draw:text-style-name="P5" draw:layer="layout" svg:x1="7.35cm" svg:y1="1.519cm" svg:x2="6.709cm" svg:y2="1.708cm">
            <text:p/>
          </draw:line>
          <draw:line draw:style-name="gr8" draw:text-style-name="P5" draw:layer="layout" svg:x1="7.338cm" svg:y1="1.123cm" svg:x2="6.697cm" svg:y2="1.312cm">
            <text:p/>
          </draw:line>
          <draw:line draw:style-name="gr8" draw:text-style-name="P5" draw:layer="layout" svg:x1="7.307cm" svg:y1="1.126cm" svg:x2="6.986cm" svg:y2="1.026cm">
            <text:p/>
          </draw:line>
        </draw:g>
        <draw:custom-shape draw:style-name="gr23" draw:text-style-name="P6" draw:layer="layout" svg:width="0.32cm" svg:height="0.318cm" svg:x="2.196cm" svg:y="3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32cm" svg:height="0.318cm" svg:x="4.45cm" svg:y="3.7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32cm" svg:height="0.318cm" svg:x="6.866cm" svg:y="3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32cm" svg:height="0.318cm" svg:x="9.09cm" svg:y="2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32cm" svg:height="0.318cm" svg:x="9.091cm" svg:y="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32cm" svg:height="0.318cm" svg:x="13.722cm" svg:y="2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32cm" svg:height="0.318cm" svg:x="17.771cm" svg:y="2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32cm" svg:height="0.318cm" svg:x="17.789cm" svg:y="7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5" draw:layer="layout" svg:x1="20.469cm" svg:y1="8.01cm" svg:x2="19.23cm" svg:y2="8.0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3:46:29.402945371</dc:date>
    <meta:editing-duration>PT1H15M57S</meta:editing-duration>
    <meta:editing-cycles>10</meta:editing-cycles>
    <meta:generator>LibreOffice/6.4.6.2$Linux_X86_64 LibreOffice_project/40$Build-2</meta:generator>
    <meta:document-statistic meta:object-count="167"/>
  </office:meta>
</office:document-meta>
</file>